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Título1" style:family="paragraph">
      <style:paragraph-properties fo:margin-top="0in" fo:margin-bottom="0in" fo:line-height="115%"/>
    </style:style>
    <style:style style:name="P3" style:parent-style-name="Normal" style:family="paragraph">
      <style:paragraph-properties fo:margin-bottom="0in" fo:line-height="115%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line-height="115%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>
      <style:paragraph-properties fo:margin-bottom="0in" fo:line-height="115%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>
      <style:paragraph-properties fo:margin-bottom="0in" fo:line-height="115%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>
      <style:paragraph-properties fo:margin-bottom="0in" fo:line-height="115%"/>
    </style:style>
    <style:style style:name="P12" style:parent-style-name="Normal" style:list-style-name="LFO1" style:family="paragraph">
      <style:paragraph-properties fo:margin-bottom="0in" fo:line-height="115%"/>
    </style:style>
    <style:style style:name="P13" style:parent-style-name="Normal" style:list-style-name="LFO1" style:family="paragraph">
      <style:paragraph-properties fo:margin-bottom="0in" fo:line-height="115%"/>
    </style:style>
    <style:style style:name="P14" style:parent-style-name="Normal" style:list-style-name="LFO1" style:family="paragraph">
      <style:paragraph-properties fo:margin-bottom="0in" fo:line-height="115%"/>
    </style:style>
    <style:style style:name="P15" style:parent-style-name="Normal" style:list-style-name="LFO1" style:family="paragraph">
      <style:paragraph-properties fo:margin-bottom="0in" fo:line-height="115%"/>
    </style:style>
    <style:style style:name="P16" style:parent-style-name="Normal" style:list-style-name="LFO1" style:family="paragraph">
      <style:paragraph-properties fo:margin-bottom="0in" fo:line-height="115%"/>
    </style:style>
    <style:style style:name="P17" style:parent-style-name="Normal" style:list-style-name="LFO1" style:family="paragraph">
      <style:paragraph-properties fo:margin-bottom="0in" fo:line-height="115%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1" style:family="paragraph">
      <style:paragraph-properties fo:margin-bottom="0in" fo:line-height="115%"/>
    </style:style>
    <style:style style:name="P20" style:parent-style-name="Normal" style:list-style-name="LFO2" style:family="paragraph">
      <style:paragraph-properties fo:margin-bottom="0in" fo:line-height="115%"/>
    </style:style>
    <style:style style:name="P21" style:parent-style-name="Normal" style:list-style-name="LFO2" style:family="paragraph">
      <style:paragraph-properties fo:margin-bottom="0in" fo:line-height="115%"/>
    </style:style>
    <style:style style:name="P22" style:parent-style-name="Normal" style:list-style-name="LFO1" style:family="paragraph">
      <style:paragraph-properties fo:margin-bottom="0in" fo:line-height="115%"/>
    </style:style>
    <style:style style:name="T2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24" style:parent-style-name="Normal" style:list-style-name="LFO3" style:family="paragraph">
      <style:paragraph-properties fo:margin-bottom="0in" fo:line-height="115%"/>
      <style:text-properties fo:hyphenate="true"/>
    </style:style>
    <style:style style:name="T25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30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1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2" style:parent-style-name="Normal" style:list-style-name="LFO3" style:family="paragraph">
      <style:paragraph-properties fo:margin-bottom="0in" fo:line-height="115%"/>
      <style:text-properties fo:hyphenate="true"/>
    </style:style>
    <style:style style:name="T3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35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6" style:parent-style-name="Normal" style:family="paragraph">
      <style:paragraph-properties fo:margin-bottom="0in" fo:line-height="115%"/>
      <style:text-properties fo:hyphenate="true"/>
    </style:style>
    <style:style style:name="T37" style:parent-style-name="Fuentedepárrafopredeter.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8" style:parent-style-name="Normal" style:list-style-name="LFO3" style:family="paragraph">
      <style:paragraph-properties fo:margin-bottom="0in" fo:line-height="115%"/>
      <style:text-properties fo:hyphenate="true"/>
    </style:style>
    <style:style style:name="T3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41" style:parent-style-name="Título1" style:family="paragraph">
      <style:paragraph-properties fo:margin-top="0in"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 fo:line-height="115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4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48" style:parent-style-name="Párrafodelista" style:list-style-name="LFO5" style:family="paragraph">
      <style:paragraph-properties fo:margin-bottom="0in" fo:line-height="115%"/>
    </style:style>
    <style:style style:name="P49" style:parent-style-name="Párrafodelista" style:list-style-name="LFO5" style:family="paragraph">
      <style:paragraph-properties fo:margin-bottom="0in" fo:line-height="115%"/>
    </style:style>
    <style:style style:name="P50" style:parent-style-name="Párrafodelista" style:family="paragraph">
      <style:paragraph-properties fo:margin-bottom="0in" fo:line-height="115%" fo:margin-left="0.7416in">
        <style:tab-stops/>
      </style:paragraph-properties>
    </style:style>
    <style:style style:name="P51" style:parent-style-name="Normal" style:family="paragraph">
      <style:paragraph-properties fo:margin-bottom="0in" fo:line-height="115%"/>
    </style:style>
    <style:style style:name="P52" style:parent-style-name="Párrafodelista" style:list-style-name="LFO5" style:family="paragraph">
      <style:paragraph-properties fo:margin-bottom="0in" fo:line-height="115%"/>
    </style:style>
    <style:style style:name="P53" style:parent-style-name="Párrafodelista" style:list-style-name="LFO5" style:family="paragraph">
      <style:paragraph-properties fo:margin-bottom="0in" fo:line-height="115%"/>
    </style:style>
    <style:style style:name="P54" style:parent-style-name="Título1" style:family="paragraph">
      <style:paragraph-properties fo:margin-top="0in" fo:margin-bottom="0in" fo:line-height="115%"/>
    </style:style>
    <style:style style:name="P55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56" style:parent-style-name="Párrafodelista" style:list-style-name="LFO5" style:family="paragraph">
      <style:paragraph-properties fo:margin-bottom="0in" fo:line-height="115%"/>
    </style:style>
    <style:style style:name="P57" style:parent-style-name="Párrafodelista" style:list-style-name="LFO5" style:family="paragraph">
      <style:paragraph-properties fo:margin-bottom="0in" fo:line-height="115%"/>
    </style:style>
    <style:style style:name="P58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59" style:parent-style-name="Párrafodelista" style:list-style-name="LFO5" style:family="paragraph">
      <style:paragraph-properties fo:margin-bottom="0in" fo:line-height="115%"/>
    </style:style>
    <style:style style:name="P60" style:parent-style-name="Párrafodelista" style:list-style-name="LFO5" style:family="paragraph">
      <style:paragraph-properties fo:margin-bottom="0in" fo:line-height="115%"/>
    </style:style>
    <style:style style:name="P61" style:parent-style-name="Párrafodelista" style:list-style-name="LFO5" style:family="paragraph">
      <style:paragraph-properties fo:margin-bottom="0in" fo:line-height="115%"/>
      <style:text-properties fo:language="en" fo:country="GB"/>
    </style:style>
    <style:style style:name="P62" style:parent-style-name="Párrafodelista" style:list-style-name="LFO5" style:family="paragraph">
      <style:paragraph-properties fo:margin-bottom="0in" fo:line-height="115%"/>
    </style:style>
    <style:style style:name="P63" style:parent-style-name="Párrafodelista" style:list-style-name="LFO5" style:family="paragraph">
      <style:paragraph-properties fo:margin-bottom="0in" fo:line-height="115%"/>
    </style:style>
    <style:style style:name="P64" style:parent-style-name="Párrafodelista" style:list-style-name="LFO5" style:family="paragraph">
      <style:paragraph-properties fo:margin-bottom="0in" fo:line-height="115%"/>
    </style:style>
    <style:style style:name="P65" style:parent-style-name="Párrafodelista" style:list-style-name="LFO5" style:family="paragraph">
      <style:paragraph-properties fo:margin-bottom="0in" fo:line-height="115%"/>
    </style:style>
    <style:style style:name="P66" style:parent-style-name="Párrafodelista" style:list-style-name="LFO5" style:family="paragraph">
      <style:paragraph-properties fo:margin-bottom="0in" fo:line-height="115%"/>
    </style:style>
    <style:style style:name="P67" style:parent-style-name="Párrafodelista" style:list-style-name="LFO5" style:family="paragraph">
      <style:paragraph-properties fo:margin-bottom="0in" fo:line-height="115%"/>
    </style:style>
    <style:style style:name="P68" style:parent-style-name="Normal" style:family="paragraph">
      <style:paragraph-properties fo:margin-bottom="0in" fo:line-height="115%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margin-bottom="0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list-style-name="LFO6" style:family="paragraph">
      <style:paragraph-properties fo:margin-bottom="0in" fo:line-height="115%"/>
    </style:style>
    <style:style style:name="P73" style:parent-style-name="Normal" style:list-style-name="LFO6" style:family="paragraph">
      <style:paragraph-properties fo:margin-bottom="0in" fo:line-height="115%"/>
    </style:style>
    <style:style style:name="P74" style:parent-style-name="Normal" style:list-style-name="LFO6" style:family="paragraph">
      <style:paragraph-properties fo:margin-bottom="0in" fo:line-height="115%"/>
    </style:style>
    <style:style style:name="P75" style:parent-style-name="Normal" style:list-style-name="LFO6" style:family="paragraph">
      <style:paragraph-properties fo:margin-bottom="0in" fo:line-height="115%"/>
    </style:style>
    <style:style style:name="P76" style:parent-style-name="Normal" style:list-style-name="LFO6" style:family="paragraph">
      <style:paragraph-properties fo:margin-bottom="0in" fo:line-height="115%"/>
    </style:style>
    <style:style style:name="P77" style:parent-style-name="Normal" style:list-style-name="LFO6" style:family="paragraph">
      <style:paragraph-properties fo:margin-bottom="0in" fo:line-height="115%"/>
    </style:style>
    <style:style style:name="P78" style:parent-style-name="Normal" style:list-style-name="LFO6" style:family="paragraph">
      <style:paragraph-properties fo:margin-bottom="0in" fo:line-height="115%"/>
    </style:style>
    <style:style style:name="P79" style:parent-style-name="Normal" style:list-style-name="LFO6" style:family="paragraph">
      <style:paragraph-properties fo:margin-bottom="0in" fo:line-height="115%"/>
    </style:style>
    <style:style style:name="P80" style:parent-style-name="Normal" style:family="paragraph">
      <style:paragraph-properties fo:margin-bottom="0in" fo:line-height="115%"/>
    </style:style>
    <style:style style:name="P81" style:parent-style-name="Título1" style:family="paragraph">
      <style:paragraph-properties fo:margin-top="0in" fo:margin-bottom="0in" fo:line-height="115%"/>
    </style:style>
    <style:style style:name="P82" style:parent-style-name="Normal" style:family="paragraph">
      <style:paragraph-properties fo:margin-bottom="0in" fo:line-height="115%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Normal" style:list-style-name="LFO7" style:family="paragraph">
      <style:paragraph-properties fo:margin-bottom="0in" fo:line-height="115%"/>
    </style:style>
    <style:style style:name="P85" style:parent-style-name="Normal" style:list-style-name="LFO7" style:family="paragraph">
      <style:paragraph-properties fo:margin-bottom="0in" fo:line-height="115%"/>
    </style:style>
    <style:style style:name="P86" style:parent-style-name="Normal" style:list-style-name="LFO7" style:family="paragraph">
      <style:paragraph-properties fo:margin-bottom="0in" fo:line-height="115%"/>
    </style:style>
    <style:style style:name="P87" style:parent-style-name="Normal" style:list-style-name="LFO7" style:family="paragraph">
      <style:paragraph-properties fo:margin-bottom="0in" fo:line-height="115%"/>
    </style:style>
    <style:style style:name="P88" style:parent-style-name="Normal" style:list-style-name="LFO7" style:family="paragraph">
      <style:paragraph-properties fo:margin-bottom="0in" fo:line-height="115%"/>
    </style:style>
    <style:style style:name="P89" style:parent-style-name="Normal" style:family="paragraph">
      <style:paragraph-properties fo:margin-bottom="0in" fo:line-height="115%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Normal" style:list-style-name="LFO8" style:family="paragraph">
      <style:paragraph-properties fo:margin-bottom="0in" fo:line-height="115%"/>
    </style:style>
    <style:style style:name="P92" style:parent-style-name="Normal" style:family="paragraph">
      <style:paragraph-properties fo:margin-bottom="0in" fo:line-height="115%"/>
    </style:style>
  </office:automatic-styles>
  <office:body>
    <office:text text:use-soft-page-breaks="true">
      <text:p text:style-name="P1">Concepto del Proyecto</text:p>
      <text:h text:style-name="P2" text:outline-level="1">Main</text:h>
      <text:p text:style-name="P3"><text:span text:style-name="T4">Responsabilidad:</text:span><text:s/>Orquestar el flujo del programa (entrada → construir tablero → validar → turnos → mover → mostrar).</text:p>
      <text:p text:style-name="P5"><text:line-break/><text:span text:style-name="T6">Flujo propuesto:</text:span></text:p>
      <text:list text:style-name="LFO1" text:continue-numbering="true">
        <text:list-item>
          <text:p text:style-name="P7">Pedir<text:s/><text:span text:style-name="T8">posición inicial de blancas</text:span><text:s/>(String) y guardarla.</text:p>
        </text:list-item>
        <text:list-item>
          <text:p text:style-name="P9">Pedir<text:s/><text:span text:style-name="T10">posición inicial de negras</text:span><text:s/>(String) y guardarla.</text:p>
        </text:list-item>
        <text:list-item>
          <text:p text:style-name="P11">Crear Tablero y llamar a colocarPiezas(blancas, negras).</text:p>
        </text:list-item>
        <text:list-item>
          <text:p text:style-name="P12">Comprobar si el tablero es válido:</text:p>
          <text:list text:continue-numbering="true">
            <text:list-item>
              <text:p text:style-name="P13">piezas dentro de rango</text:p>
            </text:list-item>
            <text:list-item>
              <text:p text:style-name="P14">no hay solapamientos</text:p>
            </text:list-item>
            <text:list-item>
              <text:p text:style-name="P15">hay exactamente 1 rey blanco y 1 rey negro</text:p>
            </text:list-item>
            <text:list-item>
              <text:p text:style-name="P16">las piezas son reconocibles</text:p>
            </text:list-item>
          </text:list>
        </text:list-item>
        <text:list-item>
          <text:p text:style-name="P17">Comprobar si hay<text:s/><text:span text:style-name="T18">jaque</text:span></text:p>
        </text:list-item>
        <text:list-item>
          <text:p text:style-name="P19">Imprimir:</text:p>
        </text:list-item>
      </text:list>
      <text:list text:style-name="LFO2" text:continue-numbering="true">
        <text:list-item>
          <text:p text:style-name="P20">“Tablero válido/no válido”</text:p>
        </text:list-item>
        <text:list-item>
          <text:p text:style-name="P21">Si hay jaque, indicarlo</text:p>
        </text:list-item>
      </text:list>
      <text:list text:style-name="LFO1" text:continue-numbering="true">
        <text:list-item>
          <text:p text:style-name="P22"><text:span text:style-name="T23">Si tablero válido y no jaque “bloqueante”:</text:span></text:p>
        </text:list-item>
      </text:list>
      <text:list text:style-name="LFO3" text:continue-numbering="true">
        <text:list-item>
          <text:list>
            <text:list-item>
              <text:p text:style-name="P24"><text:span text:style-name="T25">pedir quién mueve (</text:span><text:span text:style-name="T26">"blancas"</text:span><text:span text:style-name="T27"><text:s/>/<text:s/></text:span><text:span text:style-name="T28">"negras"</text:span><text:span text:style-name="T29">)</text:span></text:p>
            </text:list-item>
            <text:list-item>
              <text:p text:style-name="P30">pedir movimiento (origen y destino)</text:p>
            </text:list-item>
            <text:list-item>
              <text:p text:style-name="P31">validar turno (la pieza movida coincide con color del turno)</text:p>
            </text:list-item>
            <text:list-item>
              <text:p text:style-name="P32"><text:span text:style-name="T33">validar movimiento con<text:s/></text:span><text:span text:style-name="T34">mover(...)</text:span></text:p>
            </text:list-item>
            <text:list-item>
              <text:p text:style-name="P35">si es válido: imprimir tablero actualizado</text:p>
            </text:list-item>
          </text:list>
        </text:list-item>
      </text:list>
      <text:p text:style-name="P36"><text:span text:style-name="T37">Entrada recomendada de movimiento:</text:span></text:p>
      <text:list text:style-name="LFO3" text:continue-numbering="true">
        <text:list-item>
          <text:p text:style-name="P38"><text:span text:style-name="T39">Dos posiciones:<text:s/></text:span><text:span text:style-name="T40">e2 e4.</text:span></text:p>
        </text:list-item>
      </text:list>
      <text:h text:style-name="P41" text:outline-level="1">Tablero<text:tab/></text:h>
      <text:p text:style-name="P42"><text:span text:style-name="T43">Responsabilidad:</text:span><text:s/>Guardar el estado del juego, colocar piezas, mover piezas y ofrecer utilidades de validación.</text:p>
      <text:p text:style-name="P44"><text:span text:style-name="T45">Atributos:</text:span></text:p>
      <text:list text:style-name="LFO4" text:continue-numbering="true">
        <text:list-item>
          <text:p text:style-name="P46">private Pieza[][] tablero; (8x8)</text:p>
        </text:list-item>
      </text:list>
      <text:p text:style-name="P47">Métodos:</text:p>
      <text:list text:style-name="LFO5" text:continue-numbering="true">
        <text:list-item>
          <text:p text:style-name="P48">public Tablero() → inicializa tablero = new Pieza[8][8]</text:p>
        </text:list-item>
        <text:list-item>
          <text:p text:style-name="P49">public void colocarPiezas (String posicion, boolean blancas)</text:p>
        </text:list-item>
      </text:list>
      <text:p text:style-name="P50">Debe crear las piezas en las posiciones pasadas por string.<text:s/></text:p>
      <text:p text:style-name="P51"/>
      <text:list text:style-name="LFO5" text:continue-numbering="true">
        <text:list-item>
          <text:p text:style-name="P52">public String toString()<text:line-break/>Devuelve un tablero imprimible (ASCII), mostrando piezas y casillas vacías.</text:p>
        </text:list-item>
        <text:list-item>
          <text:p text:style-name="P53">public boolean caminoLibre(Posicion p1, Posicion p2, int dir) → Dadas dos posiciones y una dirección (vertical=1, horizontal=2, diagonal=3) establecer si<text:s/><text:soft-page-break/>el camino entre ambas posiciones está libre, devolviendo true o false en caso contrario.</text:p>
        </text:list-item>
      </text:list>
      <text:h text:style-name="P54" text:outline-level="1">Pieza</text:h>
      <text:p text:style-name="P55">Atributos:</text:p>
      <text:list text:style-name="LFO5" text:continue-numbering="true">
        <text:list-item>
          <text:p text:style-name="P56">protected Posicion p;</text:p>
        </text:list-item>
        <text:list-item>
          <text:p text:style-name="P57">protected boolean blancas;</text:p>
        </text:list-item>
      </text:list>
      <text:p text:style-name="P58">Métodos:</text:p>
      <text:list text:style-name="LFO5" text:continue-numbering="true">
        <text:list-item>
          <text:p text:style-name="P59">public Pieza(Posicion p, boolean blancas)</text:p>
        </text:list-item>
        <text:list-item>
          <text:p text:style-name="P60">public abstract char getSimbolo();<text:line-break/>Para imprimir (ej: 'P','p','K','k', etc.)</text:p>
        </text:list-item>
        <text:list-item>
          <text:p text:style-name="P61">public abstract boolean mover (Tablero t, Posicion p)</text:p>
          <text:list text:continue-numbering="true">
            <text:list-item>
              <text:p text:style-name="P62">Movimiento Peón (Ejemplo)</text:p>
            </text:list-item>
            <text:list-item>
              <text:p text:style-name="P63">Movimiento Torre</text:p>
            </text:list-item>
            <text:list-item>
              <text:p text:style-name="P64">Movimiento Alfil</text:p>
            </text:list-item>
            <text:list-item>
              <text:p text:style-name="P65">Movimiento Caballo</text:p>
            </text:list-item>
            <text:list-item>
              <text:p text:style-name="P66">Movimiento Reina</text:p>
            </text:list-item>
            <text:list-item>
              <text:p text:style-name="P67">Movimiento Rey</text:p>
            </text:list-item>
          </text:list>
        </text:list-item>
      </text:list>
      <text:p text:style-name="P68"><text:line-break/><text:span text:style-name="T69">Reglas comunes de mover (para que todos hagan lo mismo)</text:span></text:p>
      <text:p text:style-name="P70">En<text:s/><text:span text:style-name="T71">todas</text:span><text:s/>las piezas:</text:p>
      <text:list text:style-name="LFO6" text:continue-numbering="true">
        <text:list-item>
          <text:p text:style-name="P72">Si destino fuera -&gt; false</text:p>
        </text:list-item>
        <text:list-item>
          <text:p text:style-name="P73">Si destino tiene pieza del mismo color -&gt; false</text:p>
        </text:list-item>
        <text:list-item>
          <text:p text:style-name="P74">Si no cumple patrón -&gt; false</text:p>
        </text:list-item>
        <text:list-item>
          <text:p text:style-name="P75">Si cumple:</text:p>
          <text:list text:continue-numbering="true">
            <text:list-item>
              <text:p text:style-name="P76">t.setPieza(origen, null)</text:p>
            </text:list-item>
            <text:list-item>
              <text:p text:style-name="P77">t.setPieza(destino, this)</text:p>
            </text:list-item>
            <text:list-item>
              <text:p text:style-name="P78">this.p = destino</text:p>
            </text:list-item>
            <text:list-item>
              <text:p text:style-name="P79">true</text:p>
            </text:list-item>
          </text:list>
        </text:list-item>
      </text:list>
      <text:p text:style-name="P80"/>
      <text:h text:style-name="P81" text:outline-level="1">Por decidir donde se colocan</text:h>
      <text:p text:style-name="P82"><text:span text:style-name="T83">Validación del tablero (recomendado):</text:span></text:p>
      <text:list text:style-name="LFO7" text:continue-numbering="true">
        <text:list-item>
          <text:p text:style-name="P84">public boolean esValido()<text:line-break/>Comprueba la validez de un tablero:</text:p>
          <text:list text:continue-numbering="true">
            <text:list-item>
              <text:p text:style-name="P85">coordenadas correctas</text:p>
            </text:list-item>
            <text:list-item>
              <text:p text:style-name="P86">sin solapamientos</text:p>
            </text:list-item>
            <text:list-item>
              <text:p text:style-name="P87">reyes presentes (exactamente 2)</text:p>
            </text:list-item>
            <text:list-item>
              <text:p text:style-name="P88">no hay piezas “imposibles” por formato</text:p>
            </text:list-item>
          </text:list>
        </text:list-item>
      </text:list>
      <text:p text:style-name="P89"><text:span text:style-name="T90">Chequeo (jaque):</text:span></text:p>
      <text:list text:style-name="LFO8" text:continue-numbering="true">
        <text:list-item>
          <text:p text:style-name="P91">public boolean hayJaque(boolean enJaque) Encuentra la posición del rey y comprueba si alguna pieza rival puede atacarlo (sin mover realmente).</text:p>
        </text:list-item>
      </text:list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TMLconformatoprevio" style:display-name="HTML con formato previo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nsolas" fo:font-size="10pt" style:font-size-asian="10pt" style:font-size-complex="10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RTES COLL, MIGUEL ÁNGEL</meta:initial-creator>
    <dc:creator>NORTES COLL, MIGUEL ÁNGEL</dc:creator>
    <meta:creation-date>2025-12-12T08:46:00Z</meta:creation-date>
    <dc:date>2025-12-18T07:46:00Z</dc:date>
    <meta:template xlink:href="Normal.dotm" xlink:type="simple"/>
    <meta:editing-cycles>9</meta:editing-cycles>
    <meta:editing-duration>PT16200S</meta:editing-duration>
    <meta:document-statistic meta:page-count="2" meta:paragraph-count="5" meta:word-count="400" meta:character-count="2597" meta:row-count="18" meta:non-whitespace-character-count="2202"/>
  </office:meta>
</office:document-meta>
</file>